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76cm" fo:min-width="1.7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1.55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1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1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49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1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1cm" fo:min-width="1.5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1.557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17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3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695cm" svg:y1="6.027cm" svg:x2="13.695cm" svg:y2="8.885cm">
          <text:p/>
        </draw:line>
        <draw:line draw:style-name="gr2" draw:text-style-name="P1" draw:layer="layout" svg:x1="6.71cm" svg:y1="6.027cm" svg:x2="6.71cm" svg:y2="8.885cm">
          <text:p/>
        </draw:line>
        <draw:line draw:style-name="gr3" draw:text-style-name="P1" draw:layer="layout" svg:x1="16.91cm" svg:y1="2.652cm" svg:x2="14.395cm" svg:y2="2.652cm">
          <text:p/>
        </draw:line>
        <draw:custom-shape draw:style-name="gr4" draw:text-style-name="P2" xml:id="id2" draw:id="id2" draw:layer="layout" svg:width="2.293cm" svg:height="1.526cm" svg:x="5.034cm" svg:y="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223cm" svg:height="0.763cm" svg:x="5.127cm" svg:y="4.826cm">
          <draw:text-box>
            <text:p text:style-name="P3">product</text:p>
          </draw:text-box>
        </draw:frame>
        <draw:custom-shape draw:style-name="gr6" draw:text-style-name="P2" draw:layer="layout" svg:width="1.109cm" svg:height="1.109cm" svg:x="13.22cm" svg:y="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84cm" svg:height="0.725cm" svg:x="13.411cm" svg:y="2.278cm">
          <draw:text-box>
            <text:p><text:span text:style-name="T1">=</text:span></text:p>
          </draw:text-box>
        </draw:frame>
        <draw:custom-shape draw:style-name="gr8" draw:text-style-name="P6" draw:layer="layout" svg:width="1.367cm" svg:height="1.367cm" svg:x="16.485cm" svg:y="2.0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5" draw:layer="layout" svg:width="0.61cm" svg:height="0.725cm" svg:x="16.782cm" svg:y="2.6cm">
          <draw:text-box>
            <text:p><text:span text:style-name="T1">0</text:span></text:p>
          </draw:text-box>
        </draw:frame>
        <draw:custom-shape draw:style-name="gr10" draw:text-style-name="P2" xml:id="id1" draw:id="id1" draw:layer="layout" svg:width="2.216cm" svg:height="1.108cm" svg:x="5.98cm" svg:y="8.88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0.743cm" svg:height="0.806cm" svg:x="6.772cm" svg:y="9.073cm">
          <draw:text-box>
            <text:p><text:span text:style-name="T2">*</text:span></text:p>
          </draw:text-box>
        </draw:frame>
        <draw:custom-shape draw:style-name="gr4" draw:text-style-name="P2" xml:id="id3" draw:id="id3" draw:layer="layout" svg:width="2.293cm" svg:height="1.526cm" svg:x="8.434cm" svg:y="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045cm" svg:height="1.101cm" svg:x="9.122cm" svg:y="4.826cm">
          <draw:text-box>
            <text:p>b</text:p>
          </draw:text-box>
        </draw:frame>
        <draw:custom-shape draw:style-name="gr4" draw:text-style-name="P2" xml:id="id5" draw:id="id5" draw:layer="layout" svg:width="2.293cm" svg:height="1.526cm" svg:x="12.634cm" svg:y="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2.283cm" svg:height="0.806cm" svg:x="12.722cm" svg:y="4.826cm">
          <draw:text-box>
            <text:p text:style-name="P9">counter</text:p>
          </draw:text-box>
        </draw:frame>
        <draw:custom-shape draw:style-name="gr10" draw:text-style-name="P2" xml:id="id4" draw:id="id4" draw:layer="layout" svg:width="2.216cm" svg:height="1.108cm" svg:x="12.981cm" svg:y="8.88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0.743cm" svg:height="0.806cm" svg:x="13.773cm" svg:y="8.974cm">
          <draw:text-box>
            <text:p><text:span text:style-name="T2">-</text:span></text:p>
          </draw:text-box>
        </draw:frame>
        <draw:line draw:style-name="gr14" draw:text-style-name="P1" draw:layer="layout" svg:x1="13.76cm" svg:y1="4.54cm" svg:x2="13.76cm" svg:y2="3.17cm">
          <text:p/>
        </draw:line>
        <draw:custom-shape draw:style-name="gr8" draw:text-style-name="P6" xml:id="id6" draw:id="id6" draw:layer="layout" svg:width="1.367cm" svg:height="1.367cm" svg:x="15.743cm" svg:y="8.523cm">
          <text:p text:style-name="P10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5" draw:layer="layout" svg:width="0.61cm" svg:height="0.725cm" svg:x="16.04cm" svg:y="9.075cm">
          <draw:text-box>
            <text:p><text:span text:style-name="T1">1</text:span></text:p>
          </draw:text-box>
        </draw:frame>
        <draw:connector draw:style-name="gr15" draw:text-style-name="P1" draw:layer="layout" draw:line-skew="0cm -0.362cm" svg:x1="7.088cm" svg:y1="9.993cm" svg:x2="5.034cm" svg:y2="5.29cm" draw:start-shape="id1" draw:start-glue-point="5" draw:end-shape="id2" draw:end-glue-point="3" svg:d="M7088 9993v502h-2918v-5205h864" svg:viewBox="0 0 2919 5206">
          <text:p/>
        </draw:connector>
        <draw:connector draw:style-name="gr16" draw:text-style-name="P1" draw:layer="layout" svg:x1="9.58cm" svg:y1="6.053cm" svg:x2="7.088cm" svg:y2="8.885cm" draw:start-shape="id3" draw:start-glue-point="2" draw:end-shape="id1" draw:end-glue-point="7" svg:d="M9580 6053v1416h-2492v1416" svg:viewBox="0 0 2493 2833">
          <text:p/>
        </draw:connector>
        <draw:g>
          <draw:custom-shape draw:style-name="gr17" draw:text-style-name="P2" draw:layer="layout" svg:width="0.266cm" svg:height="0.266cm" svg:x="4.39cm" svg:y="5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0.68cm" svg:height="0.645cm" svg:x="4.186cm" svg:y="4.973cm">
            <draw:text-box>
              <text:p><text:span text:style-name="T3">x</text:span></text:p>
            </draw:text-box>
          </draw:frame>
        </draw:g>
        <draw:connector draw:style-name="gr19" draw:text-style-name="P1" draw:layer="layout" draw:line-skew="0cm -0.337cm" svg:x1="14.089cm" svg:y1="9.994cm" svg:x2="12.634cm" svg:y2="5.29cm" draw:start-shape="id4" draw:start-glue-point="5" draw:end-shape="id5" draw:end-glue-point="3" svg:d="M14089 9994v502h-2294v-5206h839" svg:viewBox="0 0 2295 5207">
          <text:p/>
        </draw:connector>
        <draw:g>
          <draw:custom-shape draw:style-name="gr17" draw:text-style-name="P2" draw:layer="layout" svg:width="0.266cm" svg:height="0.266cm" svg:x="11.99cm" svg:y="5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0.68cm" svg:height="0.645cm" svg:x="11.786cm" svg:y="4.974cm">
            <draw:text-box>
              <text:p><text:span text:style-name="T3">x</text:span></text:p>
            </draw:text-box>
          </draw:frame>
        </draw:g>
        <draw:connector draw:style-name="gr20" draw:text-style-name="P1" draw:layer="layout" svg:x1="16.427cm" svg:y1="8.523cm" svg:x2="14.089cm" svg:y2="8.886cm" draw:start-shape="id6" draw:start-glue-point="4" draw:end-shape="id4" draw:end-glue-point="7" svg:d="M16427 8523v-502h-2338v865" svg:viewBox="0 0 2339 86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4-05-19T13:40:13.745463827</dc:date>
    <meta:editing-duration>PT1H32M53S</meta:editing-duration>
    <meta:editing-cycles>11</meta:editing-cycles>
    <meta:generator>LibreOffice/7.4.7.2$Linux_X86_64 LibreOffice_project/40$Build-2</meta:generator>
    <meta:document-statistic meta:object-count="30"/>
  </office:meta>
</office:document-meta>
</file>